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3"/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27"/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0.582083333333333cm"/>
    </style:style>
    <style:style style:name="co12" style:family="table-column">
      <style:table-column-properties fo:break-before="auto" style:column-width="5.23875cm" style:use-optimal-column-width="true"/>
    </style:style>
    <style:style style:name="co13" style:family="table-column">
      <style:table-column-properties fo:break-before="auto" style:column-width="5.000625cm" style:use-optimal-column-width="true"/>
    </style:style>
    <style:style style:name="co14" style:family="table-column">
      <style:table-column-properties fo:break-before="auto" style:column-width="2.91041666666667cm" style:use-optimal-column-width="true"/>
    </style:style>
    <style:style style:name="co15" style:family="table-column">
      <style:table-column-properties fo:break-before="auto" style:column-width="2.91041666666667cm"/>
    </style:style>
    <style:style style:name="co16" style:family="table-column">
      <style:table-column-properties fo:break-before="auto" style:column-width="5.05354166666667cm" style:use-optimal-column-width="true"/>
    </style:style>
    <style:style style:name="co17" style:family="table-column">
      <style:table-column-properties fo:break-before="auto" style:column-width="4.28625cm"/>
    </style:style>
    <style:style style:name="co18" style:family="table-column">
      <style:table-column-properties fo:break-before="auto" style:column-width="4.02166666666667cm" style:use-optimal-column-width="true"/>
    </style:style>
    <style:style style:name="co19" style:family="table-column">
      <style:table-column-properties fo:break-before="auto" style:column-width="3.04270833333333cm"/>
    </style:style>
    <style:style style:name="co20" style:family="table-column">
      <style:table-column-properties fo:break-before="auto" style:column-width="2.143125cm"/>
    </style:style>
    <style:style style:name="co21" style:family="table-column">
      <style:table-column-properties fo:break-before="auto" style:column-width="0.661458333333333cm"/>
    </style:style>
    <style:style style:name="co22" style:family="table-column">
      <style:table-column-properties fo:break-before="auto" style:column-width="3.51895833333333cm" style:use-optimal-column-width="true"/>
    </style:style>
    <style:style style:name="co23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>
      <style:map style:condition="of:is-true-formula(ISFORMULA([.A1]))" style:apply-style-name="cf1" style:base-cell-address="Bonus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ula_Fundamenta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1"/>
          <table:table-cell office:value-type="string" table:style-name="ce3">
            <text:p>Chocolate Chip</text:p>
          </table:table-cell>
          <table:table-cell office:value-type="string" table:style-name="ce3">
            <text:p>Oatmeal Raisin</text:p>
          </table:table-cell>
          <table:table-cell office:value-type="string" table:style-name="ce3">
            <text:p>Sugar Cookie</text:p>
          </table:table-cell>
          <table:table-cell office:value-type="string" table:style-name="ce3">
            <text:p>Totals</text:p>
          </table:table-cell>
          <table:table-cell table:style-name="ce1"/>
          <table:table-cell office:value-type="string" table:style-name="ce3">
            <text:p>Tax Rat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evenue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3" table:formula="of:=SUM([.B2]+[.C2]+[.D2])" table:style-name="ce9">
            <text:p>23</text:p>
          </table:table-cell>
          <table:table-cell table:style-name="ce1"/>
          <table:table-cell office:value-type="percentage" office:value="0.1" table:style-name="ce4">
            <text:p>10%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st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formula="of:=SUM([.B3]+[.C3]+[.D3])" table:style-name="ce9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Profit</text:p>
          </table:table-cell>
          <table:table-cell office:value-type="float" office:value="6" table:formula="of:=[.B2]-[.B3]" table:style-name="ce1">
            <text:p>6</text:p>
          </table:table-cell>
          <table:table-cell office:value-type="float" office:value="5" table:formula="of:=[.C2]-[.C3]" table:style-name="ce1">
            <text:p>5</text:p>
          </table:table-cell>
          <table:table-cell office:value-type="float" office:value="3" table:formula="of:=[.D2]-[.D3]" table:style-name="ce1">
            <text:p>3</text:p>
          </table:table-cell>
          <table:table-cell office:value-type="float" office:value="14" table:formula="of:=[.E2]-[.E3]" table:style-name="ce1">
            <text:p>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ax</text:p>
          </table:table-cell>
          <table:table-cell office:value-type="float" office:value="0.60000000000000009" table:formula="of:=[.B4]*[.$G$2]" table:style-name="ce1">
            <text:p>0.6</text:p>
          </table:table-cell>
          <table:table-cell office:value-type="float" office:value="0.5" table:formula="of:=[.C4]*[.$G$2]" table:style-name="ce1">
            <text:p>0.5</text:p>
          </table:table-cell>
          <table:table-cell office:value-type="float" office:value="0.30000000000000004" table:formula="of:=[.D4]*[.$G$2]" table:style-name="ce1">
            <text:p>0.3</text:p>
          </table:table-cell>
          <table:table-cell office:value-type="float" office:value="1.4000000000000001" table:formula="of:=[.E4]*[.$G$2]" table:style-name="ce1">
            <text:p>1.4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table:style-name="ce1"/>
          <table:table-cell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rofit Split</text:p>
          </table:table-cell>
          <table:table-cell office:value-type="float" office:value="7" table:formula="of:=[.E4]/2" table:style-name="ce1">
            <text:p>7</text:p>
          </table:table-cell>
          <table:table-cell table:style-name="ce2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7"/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Tax_Rate" table:style-name="ta2">
        <table:table-column table:style-name="co7" table:number-columns-repeated="16384" table:default-cell-style-name="ce1"/>
        <table:table-row table:style-name="ro1">
          <table:table-cell office:value-type="string" table:style-name="ce3">
            <text:p>Tax Rate</text:p>
          </table:table-cell>
          <table:table-cell table:number-columns-repeated="16383"/>
        </table:table-row>
        <table:table-row table:style-name="ro1">
          <table:table-cell office:value-type="percentage" office:value="0.1" table:style-name="ce4">
            <text:p>10%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Order_of_Operations" table:style-name="ta2">
        <table:table-column table:style-name="co7" table:default-cell-style-name="ce1"/>
        <table:table-column table:style-name="co8" table:default-cell-style-name="ce1"/>
        <table:table-column table:style-name="co7" table:number-columns-repeated="16382" table:default-cell-style-name="ce1"/>
        <table:table-row table:style-name="ro1">
          <table:table-cell table:style-name="ce1"/>
          <table:table-cell office:value-type="string" table:style-name="ce3">
            <text:p>Chocolate Chip</text:p>
          </table:table-cell>
          <table:table-cell table:style-name="ce1"/>
          <table:table-cell office:value-type="string" table:style-name="ce3">
            <text:p>Tax R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venu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percentage" office:value="0.1" table:style-name="ce4">
            <text:p>10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st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fit</text:p>
          </table:table-cell>
          <table:table-cell office:value-type="float" office:value="6" table:formula="of:=[.B2]-[.B3]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ax</text:p>
          </table:table-cell>
          <table:table-cell office:value-type="float" office:value="0.60000000000000009" table:formula="of:=([.B2]-[.B3])*[.D2]" table:style-name="ce1">
            <text:p>0.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* and / evaluated fir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+ and - evaluated sec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 parentheses to control the order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Basic_Function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3">
            <text:p>Cookie Name</text:p>
          </table:table-cell>
          <table:table-cell office:value-type="string" table:style-name="ce3">
            <text:p>Cookies Sol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How many cookies sold?<text:s/></text:p>
          </table:table-cell>
          <table:table-cell office:value-type="float" office:value="421" table:formula="of:=SUM([.B2:.B8])" table:style-name="ce1">
            <text:p>421</text:p>
          </table:table-cell>
          <table:table-cell office:value-type="string" office:string-value="=SUM(B2:B8)" table:formula="of:=FORMULA([.E2])" table:style-name="ce1">
            <text:p>=SUM(B2:B8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Most # of cookies sold</text:p>
          </table:table-cell>
          <table:table-cell office:value-type="float" office:value="97" table:formula="of:=MAX([.B2:.B8])" table:style-name="ce1">
            <text:p>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ugar Cookie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Least # of cookies sold</text:p>
          </table:table-cell>
          <table:table-cell office:value-type="float" office:value="36" table:formula="of:=MIN([.B2:.B8])" table:style-name="ce1">
            <text:p>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nickerdoodl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2nd most sold</text:p>
          </table:table-cell>
          <table:table-cell office:value-type="float" office:value="77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irthday Cak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2nd least sold</text:p>
          </table:table-cell>
          <table:table-cell office:value-type="float" office:value="40" table:style-name="ce1">
            <text:p>4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eanut Butter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# of cookies with sales?</text:p>
          </table:table-cell>
          <table:table-cell office:value-type="float" office:value="7" table:formula="of:=COUNT([.B2:.B8])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ortune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7" table:formula="of:=COUNTA([.A2:.A8])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1" table:formula="of:=COUNTBLANK([.A2:.A9]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Average sold?</text:p>
          </table:table-cell>
          <table:table-cell office:value-type="float" office:value="60.142857142857146" table:formula="of:=AVERAGE([.B2:.B8])" table:style-name="ce1">
            <text:p>60.14285714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What # is in the middle?</text:p>
          </table:table-cell>
          <table:table-cell office:value-type="float" office:value="52" table:formula="of:=MEDIAN([.B2:.B8])" table:style-name="ce1">
            <text:p>52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What # occurs most frequently?</text:p>
          </table:table-cell>
          <table:table-cell office:value-type="float" office:value="52" table:formula="of:=MODE([.B2:.B8])" table:style-name="ce1">
            <text:p>52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Conditional_Functions" table:style-name="ta1"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4" table:default-cell-style-name="ce1"/>
        <table:table-column table:style-name="co1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3">
            <text:p>Cookie Name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Cookies Sol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string" table:style-name="ce1">
            <text:p>United States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Sumif</text:p>
          </table:table-cell>
          <table:table-cell office:value-type="float" office:value="802" table:style-name="ce1">
            <text:p>8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string" table:style-name="ce1">
            <text:p>United States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sumifs</text:p>
          </table:table-cell>
          <table:table-cell office:value-type="float" office:value="60" table:formula="of:=SUM(SUMIFS([.C:.C];[.B:.B];[.B2];[.A:.A];[.A2:.A3]))" table:number-matrix-columns-spanned="1" table:number-matrix-rows-spanned="1" table:style-name="ce1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gar Cookie</text:p>
          </table:table-cell>
          <table:table-cell office:value-type="string" table:style-name="ce1">
            <text:p>United States</text:p>
          </table:table-cell>
          <table:table-cell office:value-type="float" office:value="52" table:style-name="ce1">
            <text:p>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nickerdoodle</text:p>
          </table:table-cell>
          <table:table-cell office:value-type="string" table:style-name="ce1">
            <text:p>United States</text:p>
          </table:table-cell>
          <table:table-cell office:value-type="float" office:value="67" table:style-name="ce1">
            <text:p>6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irthday Cake</text:p>
          </table:table-cell>
          <table:table-cell office:value-type="string" table:style-name="ce1">
            <text:p>United States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anut Butter</text:p>
          </table:table-cell>
          <table:table-cell office:value-type="string" table:style-name="ce1">
            <text:p>United States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Averageif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ortune</text:p>
          </table:table-cell>
          <table:table-cell office:value-type="string" table:style-name="ce1">
            <text:p>United States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Averageif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string" table:style-name="ce1">
            <text:p>India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Countif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string" table:style-name="ce1">
            <text:p>India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Countif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ugar Cookie</text:p>
          </table:table-cell>
          <table:table-cell office:value-type="string" table:style-name="ce1">
            <text:p>India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Minif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nickerdoodle</text:p>
          </table:table-cell>
          <table:table-cell office:value-type="string" table:style-name="ce1">
            <text:p>Indi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Maxif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irthday Cake</text:p>
          </table:table-cell>
          <table:table-cell office:value-type="string" table:style-name="ce1">
            <text:p>India</text:p>
          </table:table-cell>
          <table:table-cell office:value-type="float" office:value="58" table:style-name="ce1">
            <text:p>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anut Butter</text:p>
          </table:table-cell>
          <table:table-cell office:value-type="string" table:style-name="ce1">
            <text:p>India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tune</text:p>
          </table:table-cell>
          <table:table-cell office:value-type="string" table:style-name="ce1">
            <text:p>India</text:p>
          </table:table-cell>
          <table:table-cell office:value-type="float" office:value="54" table:style-name="ce1">
            <text:p>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string" table:style-name="ce1">
            <text:p>Philippines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string" table:style-name="ce1">
            <text:p>Philippines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gar Cookie</text:p>
          </table:table-cell>
          <table:table-cell office:value-type="string" table:style-name="ce1">
            <text:p>Philippines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ickerdoodle</text:p>
          </table:table-cell>
          <table:table-cell office:value-type="string" table:style-name="ce1">
            <text:p>Philippines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thday Cake</text:p>
          </table:table-cell>
          <table:table-cell office:value-type="string" table:style-name="ce1">
            <text:p>Philippine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nut Butter</text:p>
          </table:table-cell>
          <table:table-cell office:value-type="string" table:style-name="ce1">
            <text:p>Philippines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tune</text:p>
          </table:table-cell>
          <table:table-cell office:value-type="string" table:style-name="ce1">
            <text:p>Philippines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Text_Functions" table:style-name="ta1">
        <table:table-column table:style-name="co17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3">
            <text:p>Prop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vin cookie company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Kevin Cookie Company" table:formula="of:=PROPER([.A2])" table:style-name="ce1">
            <text:p>Kevin Cookie Compan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ri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3"/>Kevin Cookie Company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Kevin Cookie Company" table:formula="of:=TRIM([.A6])" table:style-name="ce1">
            <text:p>Kevin Cookie Compan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nc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Cookie</text:p>
          </table:table-cell>
          <table:table-cell office:value-type="string" table:style-name="ce1">
            <text:p>Company</text:p>
          </table:table-cell>
          <table:table-cell table:number-columns-repeated="16381"/>
        </table:table-row>
        <table:table-row table:style-name="ro1">
          <table:table-cell office:value-type="string" office:string-value="Kevin Cookie" table:formula="of:=COM.MICROSOFT.CONCAT([.A10];&quot; &quot;;[.B10])" table:style-name="ce1">
            <text:p>Kevin Cooki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&amp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Cookie</text:p>
          </table:table-cell>
          <table:table-cell office:value-type="string" table:style-name="ce1">
            <text:p>Company</text:p>
          </table:table-cell>
          <table:table-cell table:number-columns-repeated="16381"/>
        </table:table-row>
        <table:table-row table:style-name="ro1">
          <table:table-cell office:value-type="string" office:string-value="Kevin Cookie Company" table:formula="of:=[.A14]&amp;&quot; &quot;&amp;[.B14]&amp;&quot; &quot;&amp;[.C14]" table:style-name="ce1">
            <text:p>Kevin Cookie Compan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ext Jo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Cookie</text:p>
          </table:table-cell>
          <table:table-cell office:value-type="string" table:style-name="ce1">
            <text:p>Company</text:p>
          </table:table-cell>
          <table:table-cell table:number-columns-repeated="16381"/>
        </table:table-row>
        <table:table-row table:style-name="ro1">
          <table:table-cell office:value-type="string" office:string-value="Kevin Cookie Company" table:formula="of:=COM.MICROSOFT.TEXTJOIN(&quot; &quot;;TRUE;[.A18:.C18])" table:style-name="ce1">
            <text:p>Kevin Cookie Compan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ight, Left, M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23 Main Street, 05486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05486" table:formula="of:=RIGHT([.A22];5)" table:style-name="ce1">
            <text:p>0548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vin Cookie Company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formula="of:=LEN([.A25])" table:style-name="ce1">
            <text:p>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ind (case-sensitive) and search (not case-sensitiv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<text:a xlink:href="mailto:sue@kevincookiecompany.com">sue@kevincookiecompany.com</text:a>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formula="of:=FIND(&quot;@&quot;;[.A28])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eft together with find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sue" table:formula="of:=LEFT([.A28];FIND(&quot;@&quot;;[.A28])-1)" table:style-name="ce1">
            <text:p>sue</text:p>
          </table:table-cell>
          <table:table-cell table:number-columns-repeated="16383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Logical_Functions" table:style-name="ta1">
        <table:table-column table:style-name="co18" table:default-cell-style-name="ce1"/>
        <table:table-column table:style-name="co1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3">
            <text:p>True / Fal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vin Cookie Company</text:p>
          </table:table-cell>
          <table:table-cell office:value-type="string" table:style-name="ce1">
            <text:p>Mrs. Fields</text:p>
          </table:table-cell>
          <table:table-cell office:value-type="boolean" office:boolean-value="false" table:formula="of:=[.A2]=[.B2]" table:style-name="ce1">
            <text:p>FALSE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[.A3]=[.B3]" table:style-name="ce1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boolean" office:boolean-value="true" table:formula="of:=[.A3]&gt;[.B3]" table:style-name="ce1">
            <text:p>TRU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boolean" office:boolean-value="true" table:formula="of:=[.A3]&gt;=[.B3]" table:style-name="ce1">
            <text:p>TRU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boolean" office:boolean-value="false" table:formula="of:=[.A3]&lt;[.B3]" table:style-name="ce1">
            <text:p>FAL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boolean" office:boolean-value="true" table:formula="of:=OR([.A3]&gt;[.B3];[.A3]&gt;[.B4])" table:style-name="ce1">
            <text:p>TRUE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3">
            <text:p>Cookie Name</text:p>
          </table:table-cell>
          <table:table-cell office:value-type="string" table:style-name="ce3">
            <text:p>Cookies Sold</text:p>
          </table:table-cell>
          <table:table-cell office:value-type="string" table:style-name="ce3">
            <text:p>I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Do we sell more chocolate chip or oatmeal raisin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float" office:value="150" table:style-name="ce1">
            <text:p>150</text:p>
          </table:table-cell>
          <table:table-cell office:value-type="string" office:string-value="oatmeal raisin" table:formula="of:=IF([.B10]&gt;[.B11];;&quot;oatmeal raisin&quot;)" table:style-name="ce1">
            <text:p>oatmeal rais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gar Cookie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AND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Does chocolate chip sell more than all other cookies?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office:string-value="no" table:formula="of:=IF(AND([.B10]&gt;[.B11];[.B10]&gt;[.B12]);;&quot;no&quot;)" table:style-name="ce1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3">
            <text:p>OR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oes chocolate chip sell more than oatmeal raisin or sugar?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office:string-value="no" table:formula="of:=IF(AND([.B10]&gt;[.B11];[.B10]&gt;[.B12]);;&quot;no&quot;)" table:style-name="ce1">
            <text:p>no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okie Type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Nested If / If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What is the price of:</text:p>
          </table:table-cell>
          <table:table-cell table:style-name="ce1"/>
          <table:table-cell office:value-type="string" table:style-name="ce3">
            <text:p>Sugar Cook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IF([.E22]=[.A22];[.B22];IF([.E22]=[.A23];[.B23];IF([.E22]=[.A24];[.B24];&quot;unknown&quot;)))" table:style-name="ce1">
            <text:p>5</text:p>
          </table:table-cell>
          <table:table-cell office:value-type="string" office:string-value="=IF(E22=A22,B22,IF(E22=A23,B23,IF(E22=A24,B24,&quot;unknown&quot;)))" table:formula="of:=FORMULA([.C23])" table:style-name="ce1">
            <text:p>=IF(E22=A22,B22,IF(E22=A23,B23,IF(E22=A24,B24,"unknown"))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gar Cookie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COM.MICROSOFT.IFS([.E22]=[.A22];[.B22];[.E22]=[.A23];[.B23];[.E22]=[.A24];[.B24])" table:number-matrix-columns-spanned="1" table:number-matrix-rows-spanned="1" table:style-name="ce1">
            <text:p>5</text:p>
          </table:table-cell>
          <table:table-cell office:value-type="string" office:string-value="=IFS(E22=A22,B22,E22=A23,B23,E22=A24,B24)" table:formula="of:=FORMULA([.C24])" table:style-name="ce1">
            <text:p>=IFS(E22=A22,B22,E22=A23,B23,E22=A24,B24)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Lookup_Functions" table:style-name="ta2">
        <table:table-column table:style-name="co8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3">
            <text:p>Cookie Type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Cost</text:p>
          </table:table-cell>
          <table:table-cell table:style-name="ce3"/>
          <table:table-cell office:value-type="string" table:style-name="ce3">
            <text:p>VLOOKU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What is the price of:</text:p>
          </table:table-cell>
          <table:table-cell office:value-type="string" table:style-name="ce1">
            <text:p>Sugar Cook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formula="of:=VLOOKUP([.F2];[.A2:.C4];2;FALSE)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ugar Cooki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string" table:style-name="ce3">
            <text:p>XLOOKUP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What is the price of:</text:p>
          </table:table-cell>
          <table:table-cell office:value-type="string" table:style-name="ce1">
            <text:p>Chocolate Chip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10" table:formula="of:=COM.MICROSOFT.XLOOKUP([.F6];[.A:.A];[.B:.C])" table:number-matrix-columns-spanned="2" table:number-matrix-rows-spanned="1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Date_&amp;_Time" table:style-name="ta2">
        <table:table-column table:style-name="co23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3">
            <text:p>Today</text:p>
          </table:table-cell>
          <table:table-cell table:number-columns-repeated="16383"/>
        </table:table-row>
        <table:table-row table:style-name="ro1">
          <table:table-cell office:value-type="date" office:date-value="2025-02-26T00:00:00" table:formula="of:=TODAY()" table:style-name="ce7">
            <text:p>2/26/202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w</text:p>
          </table:table-cell>
          <table:table-cell table:number-columns-repeated="16383"/>
        </table:table-row>
        <table:table-row table:style-name="ro1">
          <table:table-cell office:value-type="date" office:date-value="2025-02-26T07:46:54" table:formula="of:=NOW()" table:style-name="ce8">
            <text:p>2/26/2025 7:46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Bonus" table:style-name="ta2">
        <table:table-column table:style-name="co7" table:number-columns-repeated="16384" table:default-cell-style-name="ce1"/>
        <table:table-row table:style-name="ro1">
          <table:table-cell office:value-type="float" office:value="9" table:formula="of:=5+4" table:style-name="ce10">
            <text:p>9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formula="of:=8-2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1">
          <table:table-cell office:value-type="float" office:value="9" table:formula="of:=[.A2]+[.B2]" table:style-name="ce10">
            <text:p>9</text:p>
          </table:table-cell>
          <table:table-cell office:value-type="float" office:value="6" table:formula="of:=4+2" table:style-name="ce10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15" table:formula="of:=[.B3]+[.A3]" table:style-name="ce10">
            <text:p>1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asic_Functions.A2:Basic_Functions.B8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Kevin Stratvert</meta:initial-creator>
    <dc:creator/>
    <meta:creation-date>2022-05-10T22:30:35Z</meta:creation-date>
    <dc:date>2025-02-26T07:02:15Z</dc:date>
  </office:meta>
</office:document-meta>
</file>